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1.2429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transparent"/>
    </style:style>
    <style:style style:name="ce9" style:family="table-cell" style:parent-style-name="Default" style:data-style-name="N121">
      <style:table-cell-properties fo:background-color="transparent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able-cell-properties fo:background-color="#dddddd"/>
    </style:style>
    <style:style style:name="ce12" style:family="table-cell" style:parent-style-name="Default" style:data-style-name="N1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">
      <style:table-cell-properties fo:background-color="transparent"/>
    </style:style>
    <style:style style:name="ce3" style:family="table-cell" style:parent-style-name="Default" style:data-style-name="N12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2025.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  <table:table-cell table:style-name="ce8" office:value-type="string" calcext:value-type="string" table:number-columns-spanned="8" table:number-rows-spanned="1">
            <text:p>Задание к лекциям (из 10 баллов)</text:p>
          </table:table-cell>
          <table:covered-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пропусков</text:p>
          </table:table-cell>
          <table:table-cell table:style-name="ce1" office:value-type="string" calcext:value-type="string">
            <text:p>посещаемость (из 20)</text:p>
          </table:table-cell>
          <table:table-cell table:style-name="ce1" office:value-type="string" calcext:value-type="string">
            <text:p>работа в семестре (из 20)</text:p>
          </table:table-cell>
          <table:table-cell table:style-name="ce1" office:value-type="string" calcext:value-type="string">
            <text:p>ДЗ на парах (10х)</text:p>
          </table:table-cell>
          <table:table-cell table:style-name="ce1" office:value-type="string" calcext:value-type="string">
            <text:p>отчет по дз (из 50)</text:p>
          </table:table-cell>
          <table:table-cell table:style-name="ce1" office:value-type="string" calcext:value-type="string">
            <text:p>Дз защита отчета ([0, 1])</text:p>
          </table:table-cell>
          <table:table-cell table:style-name="ce1" office:value-type="string" calcext:value-type="string">
            <text:p>Доп</text:p>
          </table:table-cell>
          <table:table-cell table:style-name="ce6" office:value-type="string" calcext:value-type="string">
            <text:p>To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</table:table-row>
        <table:table-row table:style-name="ro1">
          <table:table-cell table:style-name="ce7" office:value-type="string" calcext:value-type="string">
            <text:p>Гумеров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6 - [.B3])/6" office:value-type="float" office:value="16.6666666666667" calcext:value-type="float">
            <text:p>16.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3:.N3])" office:value-type="float" office:value="47" calcext:value-type="float">
            <text:p>47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3]+[.D3] + [.E3] + [.F3]*[.G3] + [.H3])" office:value-type="float" office:value="94" calcext:value-type="float">
            <text:p>94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Ермошин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6 - [.B4])/6" office:value-type="float" office:value="20" calcext:value-type="float">
            <text:p>20.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SUM([.J4:.N4])" office:value-type="float" office:value="42" calcext:value-type="float">
            <text:p>42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4]+[.D4] + [.E4] + [.F4]*[.G4] + [.H4])" office:value-type="float" office:value="70" calcext:value-type="float">
            <text:p>7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Исмагилов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0*(6 - [.B5])/6" office:value-type="float" office:value="10" calcext:value-type="float">
            <text:p>10.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5:.N5])" office:value-type="float" office:value="46" calcext:value-type="float">
            <text:p>46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5]+[.D5] + [.E5] + [.F5]*[.G5] + [.H5])" office:value-type="float" office:value="81" calcext:value-type="float">
            <text:p>81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Маханов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6 - [.B6])/6" office:value-type="float" office:value="20" calcext:value-type="float">
            <text:p>20.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SUM([.J6:.N6])" office:value-type="float" office:value="44" calcext:value-type="float">
            <text:p>44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6]+[.D6] + [.E6] + [.F6]*[.G6] + [.H6])" office:value-type="float" office:value="77" calcext:value-type="float">
            <text:p>7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Романов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0*(6 - [.B7])/6" office:value-type="float" office:value="10" calcext:value-type="float">
            <text:p>10.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table:formula="of:=SUM([.J7:.N7])" office:value-type="float" office:value="41" calcext:value-type="float">
            <text:p>41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7]+[.D7] + [.E7] + [.F7]*[.G7] + [.H7])" office:value-type="float" office:value="51" calcext:value-type="float">
            <text:p>5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Серкина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6 - [.B8])/6" office:value-type="float" office:value="16.6666666666667" calcext:value-type="float">
            <text:p>16.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8:.N8])" office:value-type="float" office:value="44" calcext:value-type="float">
            <text:p>44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8]+[.D8] + [.E8] + [.F8]*[.G8] + [.H8])" office:value-type="float" office:value="88" calcext:value-type="float">
            <text:p>8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Хворенков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6 - [.B9])/6" office:value-type="float" office:value="20" calcext:value-type="float">
            <text:p>20.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J9:.N9])" office:value-type="float" office:value="45" calcext:value-type="float">
            <text:p>45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9]+[.D9] + [.E9] + [.F9]*[.G9] + [.H9])" office:value-type="float" office:value="85" calcext:value-type="float">
            <text:p>8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Ширманова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6 - [.B10])/6" office:value-type="float" office:value="20" calcext:value-type="float">
            <text:p>20.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J10:.N10])" office:value-type="float" office:value="43" calcext:value-type="float">
            <text:p>43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10]+[.D10] + [.E10] + [.F10]*[.G10] + [.H10])" office:value-type="float" office:value="83" calcext:value-type="float">
            <text:p>8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>
          <table:table-cell table:style-name="ce7" office:value-type="string" calcext:value-type="string">
            <text:p>Рахимов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6 - [.B11])/6" office:value-type="float" office:value="20" calcext:value-type="float">
            <text:p>20.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SUM([.J11:.N11])" office:value-type="float" office:value="37" calcext:value-type="float">
            <text:p>37.0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formula="of:=CEILING([.C11]+[.D11] + [.E11] + [.F11]*[.G11] + [.H11])" office:value-type="float" office:value="67" calcext:value-type="float">
            <text:p>6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Серкин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-нет подписей к двумерным полям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-(2-4) ничё не понял (нет пояснений к таблице), нет конвекции на прошлом сло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общей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Роман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 – нет зависимости от 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-нет подписей к двумерным полям, одни и те же графики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 нет пояснений к таблице, нет рефакторинга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Рахим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-нет отчёта по рефакторингу и конвекции на нижнем слое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4- нет результат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общей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Исмагил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 что такое N, нет конвекции на нижнем сло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общей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Ширманов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-нет подписей к двумерным полям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 нет пояснений к таблице, нет рефакторинга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общей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style-name="ce7" office:value-type="string" calcext:value-type="string">
            <text:p>Хворенк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 – нет отчёта по рефакторингу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общей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Ермошин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 – поля течения не похожи на правеильные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-нет кол-ва итераций, нет отчёта по рефакторингу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Гумер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Маханов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3 нет отчёта по рефакторингу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5- нет формулы для преобразования оператора Лапласа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" table:number-rows-repeated="22">
          <table:table-cell table:number-columns-repeated="17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97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2025.2'.I3:'2025.2'.I11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2025.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16374" table:default-cell-style-name="Default"/>
        <table:table-row table:style-name="ro1">
          <table:table-cell table:number-columns-repeated="9"/>
          <table:table-cell table:style-name="ce8" office:value-type="string" calcext:value-type="string" table:number-columns-spanned="8" table:number-rows-spanned="1">
            <text:p>Задание к лекциям (из 10 баллов)</text:p>
          </table:table-cell>
          <table:covered-table-cell table:number-columns-repeated="7"/>
          <table:table-cell table:number-columns-repeated="16367"/>
        </table:table-row>
        <table:table-row table:style-name="ro1">
          <table:table-cell table:style-name="ce1"/>
          <table:table-cell table:style-name="ce1" office:value-type="string" calcext:value-type="string">
            <text:p>пропусков</text:p>
          </table:table-cell>
          <table:table-cell table:style-name="ce1" office:value-type="string" calcext:value-type="string">
            <text:p>посещаемость (из 20)</text:p>
          </table:table-cell>
          <table:table-cell table:style-name="ce1" office:value-type="string" calcext:value-type="string">
            <text:p>работа в семестре (из 20)</text:p>
          </table:table-cell>
          <table:table-cell table:style-name="ce1" office:value-type="string" calcext:value-type="string">
            <text:p>ДЗ на парах (10х)</text:p>
          </table:table-cell>
          <table:table-cell table:style-name="ce1" office:value-type="string" calcext:value-type="string">
            <text:p>отчет по дз (из 50)</text:p>
          </table:table-cell>
          <table:table-cell table:style-name="ce1" office:value-type="string" calcext:value-type="string">
            <text:p>Дз защита отчета ([0, 1])</text:p>
          </table:table-cell>
          <table:table-cell table:style-name="ce1" office:value-type="string" calcext:value-type="string">
            <text:p>Доп</text:p>
          </table:table-cell>
          <table:table-cell table:style-name="ce6" office:value-type="string" calcext:value-type="string">
            <text:p>Total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number-columns-repeated="16367"/>
        </table:table-row>
        <table:table-row table:style-name="ro1">
          <table:table-cell table:style-name="ce7" office:value-type="string" calcext:value-type="string">
            <text:p>Гумеров</text:p>
          </table:table-cell>
          <table:table-cell table:style-name="ce7" office:value-type="float" office:value="0.5" calcext:value-type="float">
            <text:p>0.5</text:p>
          </table:table-cell>
          <table:table-cell table:style-name="ce9" table:formula="of:=20*(12 - [.B3])/12" office:value-type="float" office:value="19.1666666666667" calcext:value-type="float">
            <text:p>19.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3:.Q3])/8*5" office:value-type="float" office:value="43.75" calcext:value-type="float">
            <text:p>43.8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7" table:formula="of:=CEILING([.C3]+[.D3] + [.E3] + [.F3]*[.G3] + [.H3])" office:value-type="float" office:value="93" calcext:value-type="float">
            <text:p>9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Ермошин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20*(12 - [.B4])/12" office:value-type="float" office:value="15" calcext:value-type="float">
            <text:p>15.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4:.Q4])/8*5" office:value-type="float" office:value="40.625" calcext:value-type="float">
            <text:p>40.6</text:p>
          </table:table-cell>
          <table:table-cell table:style-name="ce7" office:value-type="float" office:value="0.75" calcext:value-type="float">
            <text:p>0.75</text:p>
          </table:table-cell>
          <table:table-cell table:style-name="ce7"/>
          <table:table-cell table:style-name="ce17" table:formula="of:=CEILING([.C4]+[.D4] + [.E4] + [.F4]*[.G4] + [.H4])" office:value-type="float" office:value="61" calcext:value-type="float">
            <text:p>6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Исмагилов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0*(12 - [.B5])/12" office:value-type="float" office:value="16.6666666666667" calcext:value-type="float">
            <text:p>16.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5:.Q5])/8*5" office:value-type="float" office:value="46.25" calcext:value-type="float">
            <text:p>46.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7" table:formula="of:=CEILING([.C5]+[.D5] + [.E5] + [.F5]*[.G5] + [.H5])" office:value-type="float" office:value="92" calcext:value-type="float">
            <text:p>92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Маханов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20*(12 - [.B6])/12" office:value-type="float" office:value="13.3333333333333" calcext:value-type="float">
            <text:p>13.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6:.Q6])/8*5" office:value-type="float" office:value="45" calcext:value-type="float">
            <text:p>45.0</text:p>
          </table:table-cell>
          <table:table-cell table:style-name="ce7" office:value-type="float" office:value="0.85" calcext:value-type="float">
            <text:p>0.85</text:p>
          </table:table-cell>
          <table:table-cell table:style-name="ce7"/>
          <table:table-cell table:style-name="ce17" table:formula="of:=CEILING([.C6]+[.D6] + [.E6] + [.F6]*[.G6] + [.H6])" office:value-type="float" office:value="77" calcext:value-type="float">
            <text:p>7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Романов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20*(12 - [.B7])/12" office:value-type="float" office:value="16.6666666666667" calcext:value-type="float">
            <text:p>16.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table:formula="of:=SUM([.J7:.Q7])/8*5" office:value-type="float" office:value="38.125" calcext:value-type="float">
            <text:p>38.1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12" calcext:value-type="float">
            <text:p>12</text:p>
          </table:table-cell>
          <table:table-cell table:style-name="ce17" table:formula="of:=CEILING([.C7]+[.D7] + [.E7] + [.F7]*[.G7] + [.H7])" office:value-type="float" office:value="56" calcext:value-type="float">
            <text:p>5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Серкина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12 - [.B8])/12" office:value-type="float" office:value="18.3333333333333" calcext:value-type="float">
            <text:p>18.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8:.Q8])/8*5" office:value-type="float" office:value="42.5" calcext:value-type="float">
            <text:p>42.5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7" table:formula="of:=CEILING([.C8]+[.D8] + [.E8] + [.F8]*[.G8] + [.H8])" office:value-type="float" office:value="87" calcext:value-type="float">
            <text:p>8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Хворенков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12 - [.B9])/12" office:value-type="float" office:value="18.3333333333333" calcext:value-type="float">
            <text:p>18.3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J9:.Q9])/8*5" office:value-type="float" office:value="40" calcext:value-type="float">
            <text:p>40.0</text:p>
          </table:table-cell>
          <table:table-cell table:style-name="ce7" office:value-type="float" office:value="0.95" calcext:value-type="float">
            <text:p>0.95</text:p>
          </table:table-cell>
          <table:table-cell table:style-name="ce7"/>
          <table:table-cell table:style-name="ce17" table:formula="of:=CEILING([.C9]+[.D9] + [.E9] + [.F9]*[.G9] + [.H9])" office:value-type="float" office:value="77" calcext:value-type="float">
            <text:p>7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Ширманова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20*(12 - [.B10])/12" office:value-type="float" office:value="18.3333333333333" calcext:value-type="float">
            <text:p>18.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SUM([.J10:.Q10])/8*5" office:value-type="float" office:value="41.25" calcext:value-type="float">
            <text:p>41.3</text:p>
          </table:table-cell>
          <table:table-cell table:style-name="ce7" office:value-type="float" office:value="0.9" calcext:value-type="float">
            <text:p>0.9</text:p>
          </table:table-cell>
          <table:table-cell table:style-name="ce7"/>
          <table:table-cell table:style-name="ce17" table:formula="of:=CEILING([.C10]+[.D10] + [.E10] + [.F10]*[.G10] + [.H10])" office:value-type="float" office:value="74" calcext:value-type="float">
            <text:p>7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>
          <table:table-cell table:style-name="ce7" office:value-type="string" calcext:value-type="string">
            <text:p>Рахимов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20*(12 - [.B11])/12" office:value-type="float" office:value="20" calcext:value-type="float">
            <text:p>20.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table:formula="of:=SUM([.J11:.Q11])/8*5" office:value-type="float" office:value="31.875" calcext:value-type="float">
            <text:p>31.9</text:p>
          </table:table-cell>
          <table:table-cell table:style-name="ce7" office:value-type="float" office:value="0.8" calcext:value-type="float">
            <text:p>0.8</text:p>
          </table:table-cell>
          <table:table-cell table:style-name="ce7"/>
          <table:table-cell table:style-name="ce17" table:formula="of:=CEILING([.C11]+[.D11] + [.E11] + [.F11]*[.G11] + [.H11])" office:value-type="float" office:value="66" calcext:value-type="float">
            <text:p>6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Гумеров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первого примера</text:p>
          </table:table-cell>
          <table:table-cell table:number-columns-repeated="9"/>
          <table:table-cell office:value-type="string" calcext:value-type="string">
            <text:p>Гумеров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 - сравнение грубой и подробной сеток не до конца</text:p>
          </table:table-cell>
          <table:table-cell table:number-columns-repeated="9"/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7 - легенда не перемасштабирована</text:p>
          </table:table-cell>
          <table:table-cell table:number-columns-repeated="9"/>
          <table:table-cell office:value-type="string" calcext:value-type="string">
            <text:p>Исмагилов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3 - нет вывода базиза. нет анализа точности квадратуры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Маханов</text:p>
          </table:table-cell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calcext:value-type="string">
            <text:p>Романов</text:p>
          </table:table-cell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Серкина</text:p>
          </table:table-cell>
          <table:table-cell table:number-columns-repeated="9"/>
          <table:table-cell office:value-type="string" calcext:value-type="string">
            <text:p>Серкина</text:p>
          </table:table-cell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5 -- нет размерности сетки, не указано для какого случая считается tau. Нормы не похожи на правду.</text:p>
          </table:table-cell>
          <table:table-cell table:number-columns-repeated="9"/>
          <table:table-cell office:value-type="string" calcext:value-type="string">
            <text:p>Хворенков</text:p>
          </table:table-cell>
          <table:table-cell office:value-type="float" office:value="7" calcext:value-type="float">
            <text:p>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9"/>
          <table:table-cell office:value-type="string" calcext:value-type="string">
            <text:p>Ширманова</text:p>
          </table:table-cell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7 - нет сравнения с оптимальным кол-вом итераций. Не показано, на сколько увеличивается кол-во итераций при увеличении h</text:p>
          </table:table-cell>
          <table:table-cell table:number-columns-repeated="9"/>
          <table:table-cell office:value-type="string" calcext:value-type="string">
            <text:p>Рахимов</text:p>
          </table:table-cell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Исмагил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Роман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шага по времени для второго случ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аккуратные 2д граф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. графики не подписаны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вязки не для конечного времени. нет сравнения с оптимальным кол-вом итераций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 - нет случая без rhi-chow. нет вывод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Ширманов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оптимального шага по времен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т сравнения с оптимальным кол-вом итераций. Не показано, на сколько увеличивается кол-во итераций при увеличении 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Ермошин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перв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аккуратные 2д графики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 похоже на правду для mu=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легенда не перемасштабирован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Махан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2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Хворенк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4 - нет второго пример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5 - нет сравнения upwind-tvd на одном графике. Вывод по шагу непонятно для какого случа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6 - нет анализа грубого vs подробного реш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7 - не досчитан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Рахимов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8 - Сx нарисовано плохо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9 - нет полей течения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3 - нет вывода базиза <text:s/>нет анализа точности квадратуры</text:p>
          </table:table-cell>
          <table:table-cell table:number-columns-repeated="1638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2025.1'.I3:'2025.1'.I11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2024.2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2]+[.D2] + [.E2] + [.F2]*[.G2] + [.H2]" office:value-type="float" office:value="91.0659340659341" calcext:value-type="float">
            <text:p>9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formula="of:= [.C3]+[.D3] + [.E3] + [.F3]*[.G3] + [.H3]" office:value-type="float" office:value="55.9230769230769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4]+[.D4] + [.E4] + [.F4]*[.G4] + [.H4]" office:value-type="float" office:value="103.351648351648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5]+[.D5] + [.E5] + [.F5]*[.G5] + [.H5]" office:value-type="float" office:value="71.5604395604396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6]+[.D6] + [.E6] + [.F6]*[.G6] + [.H6]" office:value-type="float" office:value="3.07692307692308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 [.C7]+[.D7] + [.E7] + [.F7]*[.G7] + [.H7]" office:value-type="float" office:value="24.8076923076923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[.C8]+[.D8] + [.E8] + [.F8]*[.G8] + [.H8]" office:value-type="float" office:value="79.8516483516484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9]+[.D9] + [.E9] + [.F9]*[.G9] + [.H9]" office:value-type="float" office:value="15.3076923076923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formula="of:= [.C10]+[.D10] + [.E10] + [.F10]*[.G10] + [.H10]" office:value-type="float" office:value="55.8846153846154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'2024.2'.I2:'2024.2'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5-05-16T22:37:51.008994169</dc:date>
    <meta:editing-duration>PT15H18M52S</meta:editing-duration>
    <meta:editing-cycles>26</meta:editing-cycles>
    <meta:generator>LibreOffice/7.4.3.2$Linux_X86_64 LibreOffice_project/40$Build-2</meta:generator>
    <meta:document-statistic meta:table-count="3" meta:cell-count="547" meta:object-count="0"/>
  </office:meta>
</office:document-meta>
</file>